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/>
    <style:font-face style:name="Times" svg:font-family="Times" style:font-family-generic="roman"/>
    <style:font-face style:name="Times New Roman1" svg:font-family="'Times New Roman'" style:font-family-generic="roman"/>
    <style:font-face style:name="times" svg:font-family="times" style:font-family-generic="roman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xecução" style:family="table">
      <style:table-properties style:width="17.304cm" fo:margin-left="0cm" table:align="left" style:may-break-between-rows="false" style:writing-mode="lr-tb"/>
    </style:style>
    <style:style style:name="Execução.A" style:family="table-column">
      <style:table-column-properties style:column-width="6.191cm"/>
    </style:style>
    <style:style style:name="Execução.B" style:family="table-column">
      <style:table-column-properties style:column-width="0.72cm"/>
    </style:style>
    <style:style style:name="Execução.N" style:family="table-column">
      <style:table-column-properties style:column-width="2.477cm"/>
    </style:style>
    <style:style style:name="Execução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Execução.N1" style:family="table-cell">
      <style:table-cell-properties style:vertical-align="middle" fo:padding="0.097cm" fo:border="0.05pt solid #000000"/>
    </style:style>
    <style:style style:name="Execução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Execução.N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Default">
      <style:paragraph-properties fo:text-align="center" style:justify-single-word="false"/>
    </style:style>
    <style:style style:name="P2" style:family="paragraph" style:parent-style-name="Default">
      <style:paragraph-properties fo:text-align="start" style:justify-single-word="false"/>
      <style:text-properties fo:font-size="14pt" fo:font-weight="bold" style:font-size-asian="14pt" style:font-weight-asian="bold"/>
    </style:style>
    <style:style style:name="P3" style:family="paragraph" style:parent-style-name="Default">
      <style:text-properties style:text-line-through-style="none" style:text-line-through-type="none" style:text-underline-style="none" fo:font-weight="normal" style:font-weight-asian="normal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background-color="transparen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tyle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fo:font-style="normal" style:font-size-asian="12pt" style:font-size-complex="12pt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1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style:font-weight-asian="normal"/>
    </style:style>
    <style:style style:name="P16" style:family="paragraph" style:parent-style-name="Standard">
      <style:paragraph-properties fo:text-align="center" style:justify-single-word="false"/>
      <style:text-properties style:text-line-through-style="none" style:text-line-through-type="none" style:text-underline-style="none" fo:font-weight="normal" style:font-weight-asian="normal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/>
    </style:style>
    <style:style style:name="P18" style:family="paragraph" style:parent-style-name="Standard">
      <style:paragraph-properties fo:text-align="justify" style:justify-single-word="false"/>
      <style:text-properties style:text-line-through-style="none" style:text-line-through-type="none" style:text-underline-style="none" officeooo:paragraph-rsid="002c3e66"/>
    </style:style>
    <style:style style:name="P19" style:family="paragraph" style:parent-style-name="Standard">
      <style:paragraph-properties fo:text-align="justify" style:justify-single-word="false"/>
      <style:text-properties style:text-line-through-style="none" style:text-line-through-type="none" style:text-underline-style="none" officeooo:paragraph-rsid="0025036f"/>
    </style:style>
    <style:style style:name="P20" style:family="paragraph" style:parent-style-name="Standard">
      <style:paragraph-properties fo:text-align="justify" style:justify-single-word="false"/>
      <style:text-properties style:text-line-through-style="none" style:text-line-through-type="none" style:text-underline-style="none" officeooo:paragraph-rsid="00345812"/>
    </style:style>
    <style:style style:name="P21" style:family="paragraph" style:parent-style-name="Standard">
      <style:paragraph-properties fo:text-align="justify" style:justify-single-word="false"/>
      <style:text-properties style:text-line-through-style="none" style:text-line-through-type="none" style:text-underline-style="none" officeooo:paragraph-rsid="0034b934"/>
    </style:style>
    <style:style style:name="P22" style:family="paragraph" style:parent-style-name="Standard">
      <style:paragraph-properties fo:text-align="justify" style:justify-single-word="false"/>
      <style:text-properties style:text-line-through-style="none" style:text-line-through-type="none" style:text-underline-style="none" officeooo:paragraph-rsid="003e03e2"/>
    </style:style>
    <style:style style:name="P23" style:family="paragraph" style:parent-style-name="Standard">
      <style:paragraph-properties fo:text-align="justify" style:justify-single-word="false"/>
      <style:text-properties style:text-line-through-style="none" style:text-line-through-type="none" style:text-underline-style="none" officeooo:paragraph-rsid="003f1e87"/>
    </style:style>
    <style:style style:name="P24" style:family="paragraph" style:parent-style-name="Standard">
      <style:paragraph-properties fo:text-align="justify" style:justify-single-word="false"/>
      <style:text-properties style:text-line-through-style="none" style:text-line-through-type="non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line-through-style="none" style:text-line-through-type="none" fo:font-size="14pt" style:text-underline-style="none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14pt" style:text-underline-style="none" fo:font-weight="bold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text-line-through-style="none" style:text-line-through-type="none" style:font-name="Times New Roman" fo:font-size="14pt" style:text-underline-style="none" fo:font-weight="bold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>
        <style:tab-stops>
          <style:tab-stop style:position="2.506cm"/>
          <style:tab-stop style:position="3.413cm"/>
        </style:tab-stops>
      </style:paragraph-properties>
      <style:text-properties style:text-line-through-style="none" style:text-line-through-type="none" style:font-name="Times New Roman" fo:font-size="14pt" style:text-underline-style="none" fo:font-weight="bold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text-line-through-style="none" style:text-line-through-type="none" style:font-name="Times New Roman" fo:font-size="14pt" style:text-underline-style="none" fo:font-weight="bold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text-line-through-style="none" style:text-line-through-type="none" style:font-name="Times New Roman" fo:font-size="12pt" fo:font-style="normal" style:text-underline-style="none" fo:font-weight="normal" officeooo:rsid="0016dcbd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text-line-through-style="none" style:text-line-through-type="none" style:font-name="Times" style:text-underline-style="none" officeooo:paragraph-rsid="00345812"/>
    </style:style>
    <style:style style:name="P32" style:family="paragraph" style:parent-style-name="Standard">
      <style:paragraph-properties fo:text-align="justify" style:justify-single-word="false"/>
      <style:text-properties style:text-line-through-style="none" style:text-line-through-type="none" style:font-name="Times" fo:font-size="12pt" fo:font-style="normal" style:text-underline-style="none" fo:font-weight="bold" officeooo:rsid="0016dcbd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text-line-through-style="none" style:text-line-through-type="none" fo:language="pt" fo:country="BR" style:text-underline-style="none" officeooo:paragraph-rsid="003c924a" style:language-asian="zh" style:country-asian="CN" style:language-complex="hi" style:country-complex="IN"/>
    </style:style>
    <style:style style:name="P34" style:family="paragraph" style:parent-style-name="Standard">
      <style:paragraph-properties fo:text-align="justify" style:justify-single-word="false"/>
    </style:style>
    <style:style style:name="P35" style:family="paragraph" style:parent-style-name="Standard">
      <style:paragraph-properties fo:text-align="justify" style:justify-single-word="false"/>
      <style:text-properties officeooo:paragraph-rsid="0027c761"/>
    </style:style>
    <style:style style:name="P36" style:family="paragraph" style:parent-style-name="Standard">
      <style:paragraph-properties fo:text-align="justify" style:justify-single-word="false"/>
      <style:text-properties officeooo:paragraph-rsid="000d15a0"/>
    </style:style>
    <style:style style:name="P37" style:family="paragraph" style:parent-style-name="Standard">
      <style:paragraph-properties fo:text-align="justify" style:justify-single-word="false"/>
      <style:text-properties officeooo:paragraph-rsid="0011f1ad"/>
    </style:style>
    <style:style style:name="P38" style:family="paragraph" style:parent-style-name="Standard">
      <style:paragraph-properties fo:text-align="center" style:justify-single-word="false"/>
      <style:text-properties fo:font-size="10pt" fo:font-weight="bold" officeooo:rsid="0017524e" officeooo:paragraph-rsid="0017524e" style:font-size-asian="10pt" style:font-weight-asian="bold" style:font-size-complex="10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40" style:family="paragraph" style:parent-style-name="Standard">
      <style:paragraph-properties fo:text-align="center" style:justify-single-word="false"/>
      <style:text-properties fo:font-size="10pt" officeooo:rsid="0024a5ab" officeooo:paragraph-rsid="0024a5ab" style:font-size-asian="10pt" style:font-size-complex="10pt"/>
    </style:style>
    <style:style style:name="P41" style:family="paragraph" style:parent-style-name="Standard">
      <style:paragraph-properties fo:text-align="center" style:justify-single-word="false"/>
      <style:text-properties fo:font-size="10pt" officeooo:rsid="0025036f" officeooo:paragraph-rsid="0025036f" style:font-size-asian="10pt" style:font-size-complex="10pt"/>
    </style:style>
    <style:style style:name="P42" style:family="paragraph" style:parent-style-name="Standard">
      <style:paragraph-properties fo:text-align="center" style:justify-single-word="false"/>
      <style:text-properties fo:font-size="10pt" officeooo:rsid="00369148" officeooo:paragraph-rsid="00369148" style:font-size-asian="10pt" style:font-size-complex="10pt"/>
    </style:style>
    <style:style style:name="P43" style:family="paragraph" style:parent-style-name="Standard">
      <style:paragraph-properties fo:text-align="center" style:justify-single-word="false"/>
      <style:text-properties fo:font-size="10pt" officeooo:rsid="0046e842" officeooo:paragraph-rsid="0046e842" style:font-size-asian="10pt" style:font-size-complex="10pt"/>
    </style:style>
    <style:style style:name="P44" style:family="paragraph" style:parent-style-name="Standard">
      <style:paragraph-properties fo:text-align="justify" style:justify-single-word="false"/>
      <style:text-properties officeooo:rsid="000df6c4" officeooo:paragraph-rsid="000df6c4"/>
    </style:style>
    <style:style style:name="P45" style:family="paragraph" style:parent-style-name="Table_20_Contents">
      <style:paragraph-properties fo:text-align="center" style:justify-single-word="false"/>
      <style:text-properties fo:font-size="10pt" officeooo:rsid="0017524e" officeooo:paragraph-rsid="0017524e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font-size="10pt" officeooo:rsid="0017524e" officeooo:paragraph-rsid="0046e842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fo:font-size="10pt" officeooo:paragraph-rsid="00459e1e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fo:font-size="10pt" officeooo:rsid="0024a5ab" officeooo:paragraph-rsid="0024a5ab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fo:font-size="10pt" officeooo:rsid="0025036f" officeooo:paragraph-rsid="0025036f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fo:font-size="10pt" fo:font-weight="bold" officeooo:rsid="0017524e" officeooo:paragraph-rsid="0017524e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10pt" officeooo:rsid="0024a5ab" officeooo:paragraph-rsid="0024a5ab" style:font-size-asian="10pt" style:font-size-complex="10pt"/>
    </style:style>
    <style:style style:name="P53" style:family="paragraph" style:parent-style-name="Standard">
      <style:paragraph-properties fo:text-align="justify" style:justify-single-word="false"/>
      <style:text-properties style:text-line-through-style="none" style:text-line-through-type="none" style:font-name="times" fo:font-size="12pt" style:text-underline-style="none" officeooo:rsid="002c3e66" officeooo:paragraph-rsid="002c3e66" style:font-size-asian="12pt"/>
    </style:style>
    <style:style style:name="P54" style:family="paragraph" style:parent-style-name="Standard">
      <style:paragraph-properties fo:text-align="justify" style:justify-single-word="false"/>
      <style:text-properties style:text-line-through-style="none" style:text-line-through-type="none" fo:font-style="normal" style:text-underline-style="none" officeooo:rsid="0024a5ab" officeooo:paragraph-rsid="0034b934" style:font-style-asian="normal" style:font-style-complex="normal"/>
    </style:style>
    <style:style style:name="P55" style:family="paragraph" style:parent-style-name="Default" style:master-page-name="Standard">
      <style:paragraph-properties style:page-number="auto"/>
      <style:text-properties style:font-name="Times New Roman"/>
    </style:style>
    <style:style style:name="T1" style:family="text">
      <style:text-properties fo:font-size="11pt" fo:font-weight="bold" style:font-size-asian="11pt" style:font-weight-asian="bold"/>
    </style:style>
    <style:style style:name="T2" style:family="text">
      <style:text-properties style:text-position="super 58%" style:font-name="Times New Roman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fo:font-style="normal" fo:font-weight="normal" officeooo:rsid="003c924a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Times New Roman" fo:font-size="12pt" fo:font-style="normal" fo:font-weight="normal" officeooo:rsid="004251ca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Times New Roman" fo:font-size="12pt" fo:font-style="normal" fo:font-weight="normal" officeooo:rsid="00459e1e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Times New Roman" fo:font-weight="bold" style:font-weight-asian="bold" style:font-weight-complex="bold"/>
    </style:style>
    <style:style style:name="T9" style:family="text">
      <style:text-properties style:text-line-through-style="none" style:text-line-through-type="none" style:font-name="Times New Roman" fo:font-size="12pt" style:text-underline-style="none" fo:font-weight="normal" style:font-size-asian="12pt" style:font-weight-asian="normal" style:font-size-complex="12pt"/>
    </style:style>
    <style:style style:name="T10" style:family="text">
      <style:text-properties style:text-line-through-style="none" style:text-line-through-type="none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Times New Roman" fo:font-size="12pt" style:text-underline-style="none" fo:font-weight="normal" officeooo:rsid="0015a718" style:font-size-asian="10.5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Times New Roman" fo:font-size="12pt" style:text-underline-style="none" fo:font-weight="bold" officeooo:rsid="0015a718" style:font-size-asian="10.5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Times New Roman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style:text-line-through-style="none" style:text-line-through-type="none" style:font-name="Times New Roman" fo:font-size="12pt" fo:font-style="italic" style:text-underline-style="none" fo:font-weight="normal" officeooo:rsid="00491654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style:text-line-through-style="none" style:text-line-through-type="none" style:font-name="Times New Roman" fo:font-size="12pt" fo:font-style="italic" style:text-underline-style="none" fo:font-weight="normal" officeooo:rsid="0011f1ad" style:font-size-asian="10.5pt" style:font-style-asian="italic" style:font-weight-asian="normal" style:font-size-complex="12pt" style:font-style-complex="italic" style:font-weight-complex="normal"/>
    </style:style>
    <style:style style:name="T17" style:family="text">
      <style:text-properties style:text-line-through-style="none" style:text-line-through-type="none" style:font-name="Times New Roman" fo:font-size="12pt" fo:font-style="italic" style:text-underline-style="none" fo:font-weight="normal" officeooo:rsid="003e03e2" style:font-size-asian="10.5pt" style:font-style-asian="italic" style:font-weight-asian="normal" style:font-size-complex="12pt" style:font-style-complex="italic" style:font-weight-complex="normal"/>
    </style:style>
    <style:style style:name="T18" style:family="text">
      <style:text-properties style:text-line-through-style="none" style:text-line-through-type="none" style:font-name="Times New Roman" fo:font-size="12pt" fo:font-style="italic" style:text-underline-style="none" fo:font-weight="bold" officeooo:rsid="0015a718" style:font-size-asian="10.5pt" style:font-style-asian="italic" style:font-weight-asian="bold" style:font-size-complex="12pt" style:font-style-complex="italic" style:font-weight-complex="bold"/>
    </style:style>
    <style:style style:name="T19" style:family="text">
      <style:text-properties style:text-line-through-style="none" style:text-line-through-type="none" style:font-name="Times New Roman" fo:font-size="12pt" fo:font-style="italic" style:text-underline-style="none" fo:font-weight="bold" officeooo:rsid="0016dcbd" style:font-size-asian="10.5pt" style:font-style-asian="italic" style:font-weight-asian="bold" style:font-size-complex="12pt" style:font-style-complex="italic" style:font-weight-complex="bold"/>
    </style:style>
    <style:style style:name="T20" style:family="text">
      <style:text-properties style:text-line-through-style="none" style:text-line-through-type="none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text-line-through-style="none" style:text-line-through-type="none" style:font-name="Times New Roman" fo:font-size="12pt" fo:font-style="normal" style:text-underline-style="none" fo:font-weight="normal" officeooo:rsid="0027c761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text-line-through-style="none" style:text-line-through-type="none" style:font-name="Times New Roman" fo:font-size="12pt" fo:font-style="normal" style:text-underline-style="none" fo:font-weight="normal" officeooo:rsid="000d15a0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text-line-through-style="none" style:text-line-through-type="none" style:font-name="Times New Roman" fo:font-size="12pt" fo:font-style="normal" style:text-underline-style="none" fo:font-weight="normal" officeooo:rsid="002ab553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text-line-through-style="none" style:text-line-through-type="none" style:font-name="Times New Roman" fo:font-size="12pt" fo:font-style="normal" style:text-underline-style="none" fo:font-weight="normal" officeooo:rsid="0011f1ad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text-line-through-style="none" style:text-line-through-type="none" style:font-name="Times New Roman" fo:font-size="12pt" fo:font-style="normal" style:text-underline-style="none" fo:font-weight="normal" officeooo:rsid="0035ef41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text-line-through-style="none" style:text-line-through-type="none" style:font-name="Times New Roman" fo:font-size="12pt" fo:font-style="normal" style:text-underline-style="none" fo:font-weight="normal" officeooo:rsid="0036424c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text-line-through-style="none" style:text-line-through-type="none" style:font-name="Times New Roman" fo:font-size="12pt" fo:font-style="normal" style:text-underline-style="none" fo:font-weight="normal" officeooo:rsid="003c924a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text-line-through-style="none" style:text-line-through-type="none" style:font-name="Times New Roman" fo:font-size="12pt" fo:font-style="normal" style:text-underline-style="none" fo:font-weight="normal" officeooo:rsid="003d3f0d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text-line-through-style="none" style:text-line-through-type="none" style:font-name="Times New Roman" fo:font-size="12pt" fo:font-style="normal" style:text-underline-style="none" fo:font-weight="normal" officeooo:rsid="0044e3fe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text-line-through-style="none" style:text-line-through-type="none" style:font-name="Times New Roman" fo:font-size="12pt" fo:font-style="normal" style:text-underline-style="none" fo:font-weight="normal" officeooo:rsid="00483374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text-line-through-style="none" style:text-line-through-type="none" style:font-name="Times New Roman" fo:font-size="12pt" fo:font-style="normal" style:text-underline-style="none" fo:font-weight="normal" officeooo:rsid="00491654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text-line-through-style="none" style:text-line-through-type="none" style:font-name="Times New Roman" fo:font-size="12pt" fo:font-style="normal" style:text-underline-style="none" fo:font-weight="normal" officeooo:rsid="00497c6b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text-line-through-style="none" style:text-line-through-type="none" style:font-name="Times New Roman" fo:font-size="12pt" fo:font-style="normal" style:text-underline-style="none" fo:font-weight="normal" officeooo:rsid="0011f1ad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text-line-through-style="none" style:text-line-through-type="none" style:font-name="Times New Roman" fo:font-size="12pt" fo:font-style="normal" style:text-underline-style="none" fo:font-weight="normal" officeooo:rsid="0015a718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text-line-through-style="none" style:text-line-through-type="none" style:font-name="Times New Roman" fo:font-size="12pt" fo:font-style="normal" style:text-underline-style="none" fo:font-weight="normal" officeooo:rsid="002ab553" style:font-size-asian="10.5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text-line-through-style="none" style:text-line-through-type="none" style:font-name="Times New Roman" fo:font-size="12pt" fo:font-style="normal" style:text-underline-style="none" fo:font-weight="normal" officeooo:rsid="0035ef41" style:font-size-asian="10.5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text-line-through-style="none" style:text-line-through-type="none" style:font-name="Times New Roman" fo:font-size="12pt" fo:font-style="normal" style:text-underline-style="none" fo:font-weight="normal" officeooo:rsid="003e03e2" style:font-size-asian="10.5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text-line-through-style="none" style:text-line-through-type="none" style:font-name="Times New Roman" fo:font-size="12pt" fo:font-style="normal" style:text-underline-style="none" fo:font-weight="normal" officeooo:rsid="0044e3fe" style:font-size-asian="10.5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text-line-through-style="none" style:text-line-through-type="none"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style:text-line-through-style="none" style:text-line-through-type="none" style:font-name="Times New Roman" fo:font-size="12pt" fo:font-style="normal" style:text-underline-style="none" fo:font-weight="bold" officeooo:rsid="0015a718" style:font-size-asian="10.5pt" style:font-style-asian="normal" style:font-weight-asian="bold" style:font-size-complex="12pt" style:font-style-complex="normal" style:font-weight-complex="bold"/>
    </style:style>
    <style:style style:name="T41" style:family="text">
      <style:text-properties style:text-line-through-style="none" style:text-line-through-type="none" style:font-name="Times New Roman" fo:font-size="12pt" fo:font-style="normal" style:text-underline-style="none" officeooo:rsid="0015a718" style:font-size-asian="10.5pt" style:font-style-asian="normal" style:font-size-complex="12pt" style:font-style-complex="normal"/>
    </style:style>
    <style:style style:name="T42" style:family="text">
      <style:text-properties style:text-line-through-style="none" style:text-line-through-type="none" style:font-name="Times New Roman" fo:font-size="12pt" fo:font-style="normal" style:text-underline-style="none" officeooo:rsid="0016dcbd" style:font-size-asian="10.5pt" style:font-style-asian="normal" style:font-size-complex="12pt" style:font-style-complex="normal"/>
    </style:style>
    <style:style style:name="T43" style:family="text">
      <style:text-properties style:text-line-through-style="none" style:text-line-through-type="none" style:font-name="Times New Roman" fo:font-size="14pt" style:text-underline-style="none" fo:font-weight="bold" style:font-size-asian="14pt" style:font-weight-asian="bold" style:font-size-complex="14pt" style:font-weight-complex="bold"/>
    </style:style>
    <style:style style:name="T44" style:family="text">
      <style:text-properties style:text-line-through-style="none" style:text-line-through-type="none" style:font-name="Times New Roman" style:text-underline-style="none" fo:font-weight="bold" style:font-weight-asian="bold" style:font-weight-complex="bold"/>
    </style:style>
    <style:style style:name="T45" style:family="text">
      <style:text-properties style:text-line-through-style="none" style:text-line-through-type="none" style:text-position="super 58%" style:font-name="Times New Roman" fo:font-size="12pt" style:text-underline-style="none" fo:font-weight="normal" style:font-size-asian="12pt" style:font-weight-asian="normal" style:font-size-complex="12pt"/>
    </style:style>
    <style:style style:name="T46" style:family="text">
      <style:text-properties style:text-line-through-style="none" style:text-line-through-type="none" style:text-position="0% 100%" style:font-name="Times New Roman" fo:font-size="12pt" style:text-underline-style="none" fo:font-weight="normal" style:font-size-asian="12pt" style:font-weight-asian="normal" style:font-size-complex="12pt"/>
    </style:style>
    <style:style style:name="T47" style:family="text">
      <style:text-properties style:text-line-through-style="none" style:text-line-through-type="none" style:font-name="Times New Roman1" fo:font-size="12pt" fo:font-style="normal" style:text-underline-style="none" fo:font-weight="normal" officeooo:rsid="000d15a0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text-line-through-style="none" style:text-line-through-type="none" style:font-name="Times New Roman1" fo:font-size="12pt" fo:font-style="normal" style:text-underline-style="none" fo:font-weight="normal" officeooo:rsid="0011f1ad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text-line-through-style="none" style:text-line-through-type="none" style:font-name="Times New Roman1" fo:font-size="12pt" fo:font-style="normal" style:text-underline-style="none" fo:font-weight="normal" officeooo:rsid="001eb6ec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text-line-through-style="none" style:text-line-through-type="none" style:font-name="Times New Roman1" fo:font-size="12pt" fo:font-style="normal" style:text-underline-style="none" fo:font-weight="normal" officeooo:rsid="0027c761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style:text-line-through-style="none" style:text-line-through-type="none" style:font-name="Times New Roman1" fo:font-size="12pt" fo:font-style="normal" style:text-underline-style="none" fo:font-weight="normal" officeooo:rsid="00299d51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style:text-line-through-style="none" style:text-line-through-type="none" style:font-name="Times New Roman1" fo:font-size="12pt" fo:font-style="normal" style:text-underline-style="none" fo:font-weight="normal" officeooo:rsid="0035ef41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text-line-through-style="none" style:text-line-through-type="none" style:font-name="Times New Roman1" fo:font-size="12pt" fo:font-style="normal" style:text-underline-style="none" fo:font-weight="normal" officeooo:rsid="003d3f0d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text-line-through-style="none" style:text-line-through-type="none" style:font-name="Times New Roman1" fo:font-size="12pt" fo:font-style="normal" style:text-underline-style="none" fo:font-weight="normal" officeooo:rsid="003e03e2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text-line-through-style="none" style:text-line-through-type="none" style:font-name="Times New Roman1" fo:font-size="12pt" fo:font-style="normal" style:text-underline-style="none" fo:font-weight="normal" officeooo:rsid="0044e3fe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text-line-through-style="none" style:text-line-through-type="none" style:font-name="Times New Roman1" fo:font-size="12pt" fo:font-style="italic" style:text-underline-style="none" fo:font-weight="normal" officeooo:rsid="003d3f0d" style:font-size-asian="12pt" style:font-style-asian="italic" style:font-weight-asian="normal" style:font-size-complex="12pt" style:font-style-complex="italic" style:font-weight-complex="normal"/>
    </style:style>
    <style:style style:name="T57" style:family="text">
      <style:text-properties style:text-line-through-style="none" style:text-line-through-type="none" fo:font-size="12pt" style:text-underline-style="none" fo:font-weight="normal" officeooo:rsid="0016dcbd" style:font-size-asian="10.5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text-line-through-style="none" style:text-line-through-type="none" fo:font-size="12pt" style:text-underline-style="none" fo:font-weight="normal" officeooo:rsid="002c3e66" style:font-size-asian="10.5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style="italic" officeooo:rsid="0024709c" style:font-style-asian="italic" style:font-style-complex="italic"/>
    </style:style>
    <style:style style:name="T60" style:family="text">
      <style:text-properties fo:font-style="italic" officeooo:rsid="0034b934" style:font-style-asian="italic" style:font-style-complex="italic"/>
    </style:style>
    <style:style style:name="T61" style:family="text">
      <style:text-properties fo:font-style="italic" fo:font-weight="bold" officeooo:rsid="001d472b" style:font-style-asian="italic" style:font-weight-asian="bold" style:font-style-complex="italic" style:font-weight-complex="bold"/>
    </style:style>
    <style:style style:name="T62" style:family="text">
      <style:text-properties fo:font-style="italic" fo:font-weight="bold" officeooo:rsid="002fc168" style:font-style-asian="italic" style:font-weight-asian="bold" style:font-style-complex="italic" style:font-weight-complex="bold"/>
    </style:style>
    <style:style style:name="T63" style:family="text">
      <style:text-properties fo:font-style="normal" officeooo:rsid="0013bb5d" style:font-style-asian="normal" style:font-style-complex="normal"/>
    </style:style>
    <style:style style:name="T64" style:family="text">
      <style:text-properties fo:font-style="normal" officeooo:rsid="001eb6ec" style:font-style-asian="normal" style:font-style-complex="normal"/>
    </style:style>
    <style:style style:name="T65" style:family="text">
      <style:text-properties fo:font-style="normal" officeooo:rsid="0034b934" style:font-style-asian="normal" style:font-style-complex="normal"/>
    </style:style>
    <style:style style:name="T66" style:family="text">
      <style:text-properties fo:font-style="normal" officeooo:rsid="0021c256" style:font-style-asian="normal" style:font-style-complex="normal"/>
    </style:style>
    <style:style style:name="T67" style:family="text">
      <style:text-properties fo:font-style="normal" officeooo:rsid="0023781f" style:font-style-asian="normal" style:font-style-complex="normal"/>
    </style:style>
    <style:style style:name="T68" style:family="text">
      <style:text-properties fo:font-style="normal" officeooo:rsid="0024709c" style:font-style-asian="normal" style:font-style-complex="normal"/>
    </style:style>
    <style:style style:name="T69" style:family="text">
      <style:text-properties fo:font-style="normal" officeooo:rsid="0024a5ab" style:font-style-asian="normal" style:font-style-complex="normal"/>
    </style:style>
    <style:style style:name="T70" style:family="text">
      <style:text-properties officeooo:rsid="001d472b"/>
    </style:style>
    <style:style style:name="T71" style:family="text">
      <style:text-properties fo:font-weight="bold" officeooo:rsid="00459e1e" style:font-weight-asian="bold" style:font-weight-complex="bold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weight="normal" officeooo:rsid="0037700b" style:font-weight-asian="normal" style:font-weight-complex="normal"/>
    </style:style>
    <style:style style:name="T74" style:family="text">
      <style:text-properties style:font-name="Arial" fo:font-size="12pt" officeooo:rsid="00345812" style:font-size-asian="12pt"/>
    </style:style>
    <style:style style:name="T75" style:family="text">
      <style:text-properties fo:font-size="12pt" style:font-size-asian="12pt"/>
    </style:style>
    <style:style style:name="T76" style:family="text">
      <style:text-properties fo:font-size="12pt" officeooo:rsid="00345812" style:font-size-asian="12pt"/>
    </style:style>
    <style:style style:name="T77" style:family="text">
      <style:text-properties fo:font-variant="normal" fo:text-transform="none" fo:color="#000000" style:font-name="Times New Roman2" fo:letter-spacing="normal" fo:font-weight="bold" style:font-weight-asian="bold" style:font-weight-complex="bold"/>
    </style:style>
    <style:style style:name="T78" style:family="text">
      <style:text-properties fo:font-variant="normal" fo:text-transform="none" fo:color="#000000" style:font-name="Times New Roman2" fo:letter-spacing="normal" fo:font-weight="normal" officeooo:rsid="002c3e66" style:font-weight-asian="normal" style:font-weight-complex="normal"/>
    </style:style>
    <style:style style:name="T79" style:family="text">
      <style:text-properties fo:font-variant="normal" fo:text-transform="none" fo:color="#000000" style:font-name="Times New Roman2" fo:font-size="12pt" fo:letter-spacing="normal" fo:font-weight="normal" officeooo:rsid="002c3e66" style:font-size-asian="12pt" style:font-weight-asian="normal" style:font-size-complex="12pt" style:font-weight-complex="normal"/>
    </style:style>
    <style:style style:name="T80" style:family="text">
      <style:text-properties fo:font-variant="normal" fo:text-transform="none" fo:color="#000000" style:font-name="times" fo:letter-spacing="normal" fo:font-weight="normal" officeooo:rsid="002c3e66" style:font-weight-asian="normal" style:font-weight-complex="normal"/>
    </style:style>
    <style:style style:name="T81" style:family="text">
      <style:text-properties style:font-name="times"/>
    </style:style>
    <style:style style:name="T82" style:family="text">
      <style:text-properties style:font-name="times" fo:font-size="12pt" style:font-size-asian="12pt"/>
    </style:style>
    <style:style style:name="T83" style:family="text">
      <style:text-properties style:font-name="times" fo:font-size="12pt" officeooo:rsid="00266bcb" style:font-size-asian="12pt"/>
    </style:style>
    <style:style style:name="T84" style:family="text">
      <style:text-properties style:font-name="times" fo:font-size="12pt" officeooo:rsid="002c3e66" style:font-size-asian="12pt"/>
    </style:style>
    <style:style style:name="T85" style:family="text">
      <style:text-properties style:font-name="times" fo:font-size="12pt" officeooo:rsid="00330bc3" style:font-size-asian="12pt"/>
    </style:style>
    <style:style style:name="T86" style:family="text">
      <style:text-properties style:font-name="times" fo:font-size="12pt" officeooo:rsid="0025036f" style:font-size-asian="12pt"/>
    </style:style>
    <style:style style:name="T87" style:family="text">
      <style:text-properties style:font-name="times" fo:font-size="12pt" officeooo:rsid="0027c761" style:font-size-asian="12pt"/>
    </style:style>
    <style:style style:name="T88" style:family="text">
      <style:text-properties style:font-name="times" fo:font-size="12pt" officeooo:rsid="00345812" style:font-size-asian="12pt"/>
    </style:style>
    <style:style style:name="T89" style:family="text">
      <style:text-properties style:font-name="times" fo:font-size="12pt" officeooo:rsid="0034b934" style:font-size-asian="12pt"/>
    </style:style>
    <style:style style:name="T90" style:family="text">
      <style:text-properties style:font-name="times" fo:font-size="12pt" officeooo:rsid="003c924a" style:font-size-asian="12pt"/>
    </style:style>
    <style:style style:name="T91" style:family="text">
      <style:text-properties style:font-name="times" fo:font-size="12pt" officeooo:rsid="003d3f0d" style:font-size-asian="12pt"/>
    </style:style>
    <style:style style:name="T92" style:family="text">
      <style:text-properties style:font-name="times" fo:font-size="12pt" officeooo:rsid="003e03e2" style:font-size-asian="12pt"/>
    </style:style>
    <style:style style:name="T93" style:family="text">
      <style:text-properties style:font-name="times" fo:font-size="12pt" officeooo:rsid="0044e3fe" style:font-size-asian="12pt"/>
    </style:style>
    <style:style style:name="T94" style:family="text">
      <style:text-properties style:font-name="times" fo:font-size="12pt" officeooo:rsid="00459e1e" style:font-size-asian="12pt"/>
    </style:style>
    <style:style style:name="T95" style:family="text">
      <style:text-properties style:font-name="times" fo:font-size="12pt" fo:font-style="italic" officeooo:rsid="003e03e2" style:font-size-asian="12pt" style:font-style-asian="italic" style:font-style-complex="italic"/>
    </style:style>
    <style:style style:name="T96" style:family="text">
      <style:text-properties style:font-name="times" fo:font-size="12pt" fo:font-style="italic" officeooo:rsid="0025036f" style:font-size-asian="12pt" style:font-style-asian="italic" style:font-style-complex="italic"/>
    </style:style>
    <style:style style:name="T97" style:family="text">
      <style:text-properties style:font-name="times" fo:font-size="12pt" fo:font-style="normal" officeooo:rsid="002c3e66" style:font-size-asian="12pt" style:font-style-asian="normal" style:font-style-complex="normal"/>
    </style:style>
    <style:style style:name="T98" style:family="text">
      <style:text-properties style:font-name="times" fo:font-size="12pt" fo:font-style="normal" officeooo:rsid="002e0004" style:font-size-asian="12pt" style:font-style-asian="normal" style:font-style-complex="normal"/>
    </style:style>
    <style:style style:name="T99" style:family="text">
      <style:text-properties style:font-name="times" fo:font-size="12pt" fo:font-style="normal" officeooo:rsid="00330bc3" style:font-size-asian="12pt" style:font-style-asian="normal" style:font-style-complex="normal"/>
    </style:style>
    <style:style style:name="T100" style:family="text">
      <style:text-properties style:font-name="times" fo:font-size="12pt" fo:font-style="normal" officeooo:rsid="00266bcb" style:font-size-asian="12pt" style:font-style-asian="normal" style:font-style-complex="normal"/>
    </style:style>
    <style:style style:name="T101" style:family="text">
      <style:text-properties style:font-name="times" fo:font-size="12pt" fo:font-style="normal" officeooo:rsid="0034b934" style:font-size-asian="12pt" style:font-style-asian="normal" style:font-style-complex="normal"/>
    </style:style>
    <style:style style:name="T102" style:family="text">
      <style:text-properties style:font-name="times" fo:font-size="12pt" fo:font-style="normal" officeooo:rsid="003e03e2" style:font-size-asian="12pt" style:font-style-asian="normal" style:font-style-complex="normal"/>
    </style:style>
    <style:style style:name="T103" style:family="text">
      <style:text-properties style:font-name="times" fo:font-size="12pt" fo:font-style="normal" officeooo:rsid="003ecd24" style:font-size-asian="12pt" style:font-style-asian="normal" style:font-style-complex="normal"/>
    </style:style>
    <style:style style:name="T104" style:family="text">
      <style:text-properties style:font-name="times" fo:font-size="12pt" fo:font-style="normal" officeooo:rsid="003f1e87" style:font-size-asian="12pt" style:font-style-asian="normal" style:font-style-complex="normal"/>
    </style:style>
    <style:style style:name="T105" style:family="text">
      <style:text-properties style:font-name="times" fo:font-size="12pt" fo:font-style="normal" officeooo:rsid="004251ca" style:font-size-asian="12pt" style:font-style-asian="normal" style:font-style-complex="normal"/>
    </style:style>
    <style:style style:name="T106" style:family="text">
      <style:text-properties style:font-name="times" fo:font-weight="bold" style:font-weight-asian="bold" style:font-weight-complex="bold"/>
    </style:style>
    <style:style style:name="T107" style:family="text">
      <style:text-properties style:font-name="times" officeooo:rsid="00314ddd"/>
    </style:style>
    <style:style style:name="T108" style:family="text">
      <style:text-properties officeooo:rsid="002fc168"/>
    </style:style>
    <style:style style:name="T109" style:family="text">
      <style:text-properties officeooo:rsid="00330bc3"/>
    </style:style>
    <style:style style:name="T110" style:family="text">
      <style:text-properties style:font-name="Times New Roman1" fo:font-size="12pt" fo:font-style="normal" fo:font-weight="normal" officeooo:rsid="001eb6ec" style:font-size-asian="12pt" style:font-style-asian="normal" style:font-weight-asian="normal" style:font-size-complex="12pt" style:font-style-complex="normal" style:font-weight-complex="normal"/>
    </style:style>
    <style:style style:name="T111" style:family="text">
      <style:text-properties style:font-name="Times New Roman1" fo:font-size="12pt" fo:font-style="normal" fo:font-weight="normal" officeooo:rsid="00299d51" style:font-size-asian="12pt" style:font-style-asian="normal" style:font-weight-asian="normal" style:font-size-complex="12pt" style:font-style-complex="normal" style:font-weight-complex="normal"/>
    </style:style>
    <style:style style:name="T112" style:family="text">
      <style:text-properties style:font-name="Times New Roman1" fo:font-size="12pt" fo:font-style="normal" fo:font-weight="normal" officeooo:rsid="003f1e87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style:font-name="Times New Roman1" fo:font-size="12pt" fo:font-style="normal" fo:font-weight="normal" officeooo:rsid="004251ca" style:font-size-asian="12pt" style:font-style-asian="normal" style:font-weight-asian="normal" style:font-size-complex="12pt" style:font-style-complex="normal" style:font-weight-complex="normal"/>
    </style:style>
    <style:style style:name="T114" style:family="text">
      <style:text-properties style:font-name="Times New Roman1" fo:font-size="12pt" fo:font-style="normal" fo:font-weight="normal" officeooo:rsid="00444b6b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style:font-name="Times" fo:font-size="12pt" style:font-size-asian="12pt"/>
    </style:style>
    <style:style style:name="T116" style:family="text">
      <style:text-properties style:font-name="Times" fo:font-size="12pt" officeooo:rsid="00345812" style:font-size-asian="12pt"/>
    </style:style>
    <style:style style:name="T117" style:family="text">
      <style:text-properties style:font-name="Times" fo:font-size="12pt" fo:font-style="italic" officeooo:rsid="00345812" style:font-size-asian="12pt" style:font-style-asian="italic" style:font-style-complex="italic"/>
    </style:style>
    <style:style style:name="T118" style:family="text">
      <style:text-properties style:font-name="Times" fo:font-size="12pt" fo:font-style="normal" officeooo:rsid="0034b934" style:font-size-asian="12pt" style:font-style-asian="normal" style:font-style-complex="normal"/>
    </style:style>
    <style:style style:name="T119" style:family="text">
      <style:text-properties style:font-name="Times" fo:font-size="12pt" fo:font-style="normal" officeooo:rsid="00345812" style:font-size-asian="12pt" style:font-style-asian="normal" style:font-style-complex="normal"/>
    </style:style>
    <style:style style:name="T120" style:family="text">
      <style:text-properties style:font-name="Times" fo:font-size="12pt" fo:font-style="normal" officeooo:rsid="003d3f0d" style:font-size-asian="12pt" style:font-style-asian="normal" style:font-style-complex="normal"/>
    </style:style>
    <style:style style:name="T12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2" style:family="text">
      <style:text-properties officeooo:rsid="00459e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/>
      <text:p text:style-name="P7">SIMULAÇÃO DE CENÁRIOS TÍPICOS DE MICROGRIDS </text:p>
      <text:p text:style-name="P7">ATRAVÉS DE SISTEMAS MULTIAGENTES</text:p>
      <text:p text:style-name="P11"/>
      <text:p text:style-name="P11"/>
      <text:p text:style-name="P2"/>
      <text:p text:style-name="Default"><text:span text:style-name="T9">Ruy de Oliveira</text:span><text:span text:style-name="T45">1</text:span><text:span text:style-name="T46"> – Campus Cuiabá</text:span></text:p>
      <text:p text:style-name="P3"/>
      <text:p text:style-name="P10"><text:span text:style-name="T9">Projeto Submetido ao Edital Nº 033/2016 </text:span><text:span text:style-name="T4">PROPES/IFMT</text:span></text:p>
      <text:p text:style-name="P15"/>
      <text:p text:style-name="P16"/>
      <text:p text:style-name="P16"/>
      <text:p text:style-name="P26">RESUMO</text:p>
      <text:p text:style-name="P26"/>
      <text:p text:style-name="P34"><text:span text:style-name="T12"><text:tab/></text:span><text:span text:style-name="T10">As malhas inteligentes, chamadas </text:span><text:span text:style-name="T14">Smart Grids</text:span><text:span text:style-name="T20"> representam o futuro da distribuição de energia: elas utilizam uma rede de computadores que controlam a geração, carga e distribuição de eletricidade e se comunicam através de uma rede, o que permite o monitoramento e a administração fácil da rede. </text:span><text:span text:style-name="T25">No futuro, pequenos geradores de energia </text:span><text:span text:style-name="T29">renovável, como solar ou eólica, </text:span><text:span text:style-name="T25">poderão ser ligados nesta rede, deste modo descentralizando a geração de energia.</text:span><text:span text:style-name="T20"> Contudo </text:span><text:span text:style-name="T27">seu</text:span><text:span text:style-name="T20"> uso impróprio pode degradar a estabilidade da malha energética e </text:span><text:span text:style-name="T27">até inutilizá-la.</text:span><text:span text:style-name="T20"> Este projeto visa simular pequenas </text:span><text:span text:style-name="T14">Smart Grids</text:span><text:span text:style-name="T20">, chamadas de </text:span><text:span text:style-name="T14">Microgrids,</text:span><text:span text:style-name="T20"> através de sistemas multiagentes e por meio da simulação encontrar meios eficazes de prever e solucionar falhas de fornecimento de energi</text:span><text:span text:style-name="T29">a </text:span><text:span text:style-name="T25">e sincronizar as diversas pequenas fontes de energia renovável, </text:span><text:span text:style-name="T30">para deste facilitar </text:span><text:span text:style-name="T31">a</text:span><text:span text:style-name="T25"> implementação </text:span><text:span text:style-name="T31">de </text:span><text:span text:style-name="T15">Smart Grids</text:span><text:span text:style-name="T31"> </text:span><text:span text:style-name="T32">reais</text:span><text:span text:style-name="T25">.</text:span></text:p>
      <text:p text:style-name="P10"><text:span text:style-name="T12"><text:tab/>Palavras-Chave: </text:span><text:span text:style-name="T10">S</text:span><text:span text:style-name="T20">mart grids, multiagentes, microgrids, </text:span><text:span text:style-name="T25">energias renováveis</text:span></text:p>
      <text:p text:style-name="P17"/>
      <text:p text:style-name="P27">1. Introdução</text:p>
      <text:p text:style-name="P35"><text:span text:style-name="T43"><text:tab/></text:span><text:span text:style-name="T10">A malha energética tradicional é, por natureza, unidirecional, onde a energia flui das usinas de geração para o usuário final. Esse sistema funcionou bem nos últimos cem anos, contudo recentemente passou a sofrer de problemas técnicos, econômicos e ambientais. A sociedade moderna necessita que este sistema seja mais confiável e possa ser facilmente administrado. Tais soluções são trazidas pela nova geração de sistemas elétricos, as </text:span><text:span text:style-name="T14">Smart Grids. </text:span><text:span text:style-name="T20">Ela permite que a energia flua não somente da usina geradora para o usuário final, mas que os usuários que produzem energia em pequena escala por meio de fontes renováveis como eólica e solar possam direcionar o excedente para a rede principal</text:span><text:span text:style-name="T27">.</text:span></text:p>
      <text:p text:style-name="P36"><text:span text:style-name="T20"><text:tab/></text:span><text:span text:style-name="T28">Conforme é dito em (PAULLI, 2012) o </text:span><text:span text:style-name="T21">sistema elétrico brasileiro não segue um padrão: </text:span><text:span text:style-name="T28">as dif</text:span><text:span text:style-name="T21">erenças de relevo e rend</text:span><text:span text:style-name="T28">a,</text:span><text:span text:style-name="T21"> e a carência de investimentos exige</text:span><text:span text:style-name="T25">m</text:span><text:span text:style-name="T21"> que sejam criados modelos específicos que atendam as <text:s/>necessidades de cada região</text:span><text:span text:style-name="T47">.</text:span></text:p>
      <text:p text:style-name="P44"><text:soft-page-break/><text:span text:style-name="T47"><text:tab/>Com <text:s/>o <text:s/>avanço <text:s/>da <text:s/>tecnologia <text:s/>e <text:s/>a <text:s/>constante <text:s/>expansão <text:s/>do sistema elétrico, </text:span><text:span text:style-name="T50">foi</text:span><text:span text:style-name="T47"> necessária a utilização de <text:s/>técnicas <text:s/>mais <text:s/>avançadas <text:s/>de <text:s/>controle <text:s/>e <text:s/>automação <text:s/>do sistema </text:span><text:span text:style-name="T51">para que ele fosse o mais eficiente e eficaz possível</text:span><text:span text:style-name="T47">. Com isso,</text:span><text:span text:style-name="T52"> passaram</text:span><text:span text:style-name="T47"> a implanta</text:span><text:span text:style-name="T52">r</text:span><text:span text:style-name="T47"> algoritmos <text:s/>matemáticos no <text:s/>controle </text:span><text:span text:style-name="T51">deste sistema.</text:span><text:span text:style-name="T47"> </text:span><text:span text:style-name="T48">Estes algoritmos possuem </text:span><text:span text:style-name="T47">o papel <text:s/>fundamental <text:s/>de <text:s/>realizar decisões rápidas dada uma variação do sistema e também monitorar <text:s/>em <text:s/>tempo <text:s/>real <text:s/>a <text:s/>situação <text:s/>do <text:s/>sistema <text:s/>para, por exemplo, realizar a previsão de falhas </text:span><text:span text:style-name="T49">(</text:span><text:span text:style-name="T51">CARVALHO FILHO, 2014</text:span><text:span text:style-name="T49">).</text:span></text:p>
      <text:p text:style-name="P44"><text:span text:style-name="T49"><text:tab/></text:span><text:span text:style-name="T53">Em sistemas </text:span><text:span text:style-name="T56">Smart Grids</text:span><text:span text:style-name="T53"> futuros, </text:span><text:span text:style-name="T55">espera-se </text:span><text:span text:style-name="T53">que existam diversas fontes secundárias de energia renovável, geralmente eólica ou solar, para que possa ser diminuída a carga sobre usinas de grande porte. </text:span><text:span text:style-name="T54">O acompanhamento do uso de energia permitirá que ela seja <text:s/>produzida e distribuída coforme necessidade, para assim evitar gastos desnecessários. Porém, essa distribuição deverá ser acompanhada com cautela, para que a necessidade seja suprida.</text:span></text:p>
      <text:p text:style-name="P37"><text:span text:style-name="T22"><text:tab/></text:span><text:span text:style-name="T23">O uso </text:span><text:span text:style-name="T24">de sistemas m</text:span><text:span text:style-name="T33">ultiagentes para simulação computacional de </text:span><text:span text:style-name="T16">smart grids </text:span><text:span text:style-name="T33">é </text:span><text:span text:style-name="T35">motivado </text:span><text:span text:style-name="T36">por sua confiabilidade, agilidade, flexibilidade e custo </text:span><text:span text:style-name="T33">(SARAIVA, 2012), </text:span><text:span text:style-name="T36">para que se tenha uma plataforma na qual possam ser realizados testes rápidos com muitas variáveis e que sejam parecidos com a realidade</text:span><text:span text:style-name="T33">. </text:span></text:p>
      <text:p text:style-name="P37"><text:span text:style-name="T33"><text:tab/></text:span><text:span text:style-name="T37">Este projeto propõe </text:span><text:span text:style-name="T38">avaliar</text:span><text:span text:style-name="T37"> algoritmos que administrem de forma autônoma a distribuição de energia elétrica e possam prever e solucionar pequenas falhas </text:span><text:span text:style-name="T38">por meio de simulações com SMA</text:span><text:span text:style-name="T37">, para assim garantir maior estabilidade ao sistema elétrico e permitir a instalação de </text:span><text:span text:style-name="T17">Microgrids </text:span><text:span text:style-name="T37">reais e incentivar o uso de energias renováveis.</text:span><text:span text:style-name="T36"><text:tab/></text:span></text:p>
      <text:p text:style-name="P27"><text:tab/> </text:p>
      <text:p text:style-name="P27">2. Objetivos</text:p>
      <text:p text:style-name="P10"><text:span text:style-name="T43"><text:tab/></text:span><text:span text:style-name="T12">2.1 Objetivo geral</text:span></text:p>
      <text:p text:style-name="P34"><text:span text:style-name="T43"><text:tab/></text:span><text:span text:style-name="T10">E</text:span><text:span text:style-name="T20">ncontrar meios de prever e solucionar falhas de fornecimento </text:span><text:span text:style-name="T26">e sincronizar a distribuição de energia </text:span><text:span text:style-name="T20">de modo autônomo </text:span></text:p>
      <text:p text:style-name="P24"/>
      <text:p text:style-name="P34"><text:span text:style-name="T20"><text:tab/></text:span><text:span text:style-name="T39">2.2 Objetivos específicos</text:span></text:p>
      <text:p text:style-name="P34"><text:span text:style-name="T39"><text:tab/></text:span><text:span text:style-name="T20">Comparar diversos sistemas multiagentes a fim de encontrar o que atenda melhor às necessidades da pesquisa</text:span></text:p>
      <text:p text:style-name="P34"><text:span text:style-name="T39"><text:tab/></text:span><text:span text:style-name="T20">Construir um modelo computacional de uma </text:span><text:span text:style-name="T14">microgrid</text:span><text:span text:style-name="T20"> por meio de sistemas multiagentes</text:span><text:span text:style-name="T39"> </text:span></text:p>
      <text:p text:style-name="P34"><text:span text:style-name="T39"><text:tab/></text:span><text:span text:style-name="T20">Criar algoritmos de controle da rede</text:span></text:p>
      <text:p text:style-name="P34"><text:span text:style-name="T20"><text:tab/>Disponibilizar documentação detalhada acerca do assunto</text:span><text:span text:style-name="T39"><text:tab/></text:span></text:p>
      <text:p text:style-name="P24"/>
      <text:p text:style-name="P27">3. Revisão Bibliográfica</text:p>
      <text:p text:style-name="P19"><text:span text:style-name="T81"><text:tab/></text:span><text:span text:style-name="T86">Conforme mencionado acima, as </text:span><text:span text:style-name="T96">Microgrids</text:span><text:span text:style-name="T86"> são parte integrante das Smart Grids e, por isso, muitas pesquisas também têm focado seus esforços na correta operação dos SMA em Microgrids (M. PIPATTANASOMPORN, 2009), (J. GOMEZ-SANZ, 2014), (M. AGRAWAL, 2014).</text:span></text:p>
      <text:p text:style-name="P21"><text:span text:style-name="T100"><text:tab/></text:span><text:span text:style-name="T101">C</text:span><text:span text:style-name="T86">onforme apresentado em (J. GOMEZ-SANZ, 2014), grande parte das </text:span><text:span text:style-name="T87">simulações de</text:span><text:span text:style-name="T86"> </text:span><text:soft-page-break/><text:span text:style-name="T86">Microgrid</text:span><text:span text:style-name="T87">s por meio de SMA</text:span><text:span text:style-name="T86"> </text:span><text:span text:style-name="T89">que seguem o modelo proposto por (FONSECA, 2012) </text:span><text:span text:style-name="T86">utiliza simplesmente a plataforma Jade em seus experimentos, sem uma explicação que justifique adequadamente a escolha. </text:span></text:p>
      <text:p text:style-name="P18"><text:span text:style-name="T97"><text:tab/>Por outro lado, v</text:span><text:span text:style-name="T82">árias pesquisas recentes ressaltam a importância de se avaliar os SMA em cenários de Microgrids (F. A. MARÇAL, 2013) (M. AGRAWAL, 2014). </text:span><text:span text:style-name="T90">Por exemplo, o</text:span><text:span text:style-name="T82"> trabalho em (M. AGRAWAL, 2014) apresenta várias características comuns às Microgrids e aos Sistemas Multi-Agentes, e enfatiza que tais similaridades justificam a operação conjunta desses dois sistemas. Os principais aspectos apontados foram: Os SMA são flexíveis, plug &amp; play e tolerantes a falhas, exatamente como as Microgrids são, </text:span><text:span text:style-name="T85">além dos agentes em SMAs poderem trabalhar de forma independentes justamente como é esperado que funcionem as fontes de geração de energia em Microgrids.</text:span></text:p>
      <text:p text:style-name="P33"><text:span text:style-name="T85"><text:tab/></text:span><text:span text:style-name="T92">A</text:span><text:span text:style-name="T88"> arquitetura elaborada por (FONSECA, 2012) </text:span><text:span text:style-name="T92">propõe que </text:span><text:span text:style-name="T88">cada agente </text:span><text:span text:style-name="T89">acompanh</text:span><text:span text:style-name="T92">e</text:span><text:span text:style-name="T89"> </text:span><text:span text:style-name="T88">um equipamento ligado a rede elétrica, </text:span><text:span text:style-name="T92">para assim armazenar</text:span><text:span text:style-name="T93"> dados de </text:span><text:span text:style-name="T88">consumo individual </text:span><text:span text:style-name="T92">de energia em cada ponto </text:span><text:span text:style-name="T88">e </text:span><text:span text:style-name="T92">poder </text:span><text:span text:style-name="T88">programar ações que serão realizadas regularmente. </text:span><text:span text:style-name="T94">Por meio de t</text:span><text:span text:style-name="T88">ais informações pode ser criado um mapa do consumo médio de cada porção da rede elétrica e assim redirecionar somente a energia necessária, evitando a desperdicío.</text:span></text:p>
      <text:p text:style-name="P22"><text:span text:style-name="T83"><text:tab/></text:span><text:span text:style-name="T5">(LEMMON, 2010) </text:span><text:span text:style-name="T7">o</text:span><text:span text:style-name="T6">bserva </text:span><text:span text:style-name="T91">que</text:span><text:span text:style-name="T84"> sistemas no qual um servidor comanda to</text:span><text:span text:style-name="T85">dos os agentes,</text:span><text:span text:style-name="T84"> a quantidade </text:span><text:span text:style-name="T85">de agentes </text:span><text:span text:style-name="T84">e a distância entre </text:span><text:span text:style-name="T85">eles </text:span><text:span text:style-name="T84">e o servidor são causadores de diversos problemas, devido ao custo de equipamentos de comunicação e do grande poder de processamento exigidos. <text:s/></text:span><text:span text:style-name="T94">Observa também que </text:span><text:span text:style-name="T92">a</text:span><text:span text:style-name="T98"> integração entre pequenas fontes de energia renováveis e a rede principal gera uma certa incerteza sobre a disponibilidade de energia, sendo </text:span><text:span text:style-name="T102">estes os maiores desafios de </text:span><text:span text:style-name="T95">Microgrids.</text:span></text:p>
      <text:p text:style-name="P23"><text:span text:style-name="T98"><text:tab/></text:span><text:span text:style-name="T99">Para </text:span><text:span text:style-name="T102">resolver</text:span><text:span text:style-name="T99"> </text:span><text:span text:style-name="T105">tais problemas</text:span><text:span text:style-name="T104"> é</text:span><text:span text:style-name="T99"> </text:span><text:span text:style-name="T103">sugerido por</text:span><text:span text:style-name="T102"> </text:span><text:span text:style-name="T110">(</text:span><text:span text:style-name="T111">CARVALHO FILHO, 2014</text:span><text:span text:style-name="T110">) </text:span><text:span text:style-name="T97">uma aproximação na qual os agentes, além de enviar informações, tomem decisões </text:span><text:span text:style-name="T104">por meio de Redes Neurais</text:span><text:span text:style-name="T97"> </text:span><text:span text:style-name="T99">para </text:span><text:span text:style-name="T104">se manterem em funcionamento</text:span><text:span text:style-name="T112">, </text:span><text:span text:style-name="T113">onde à partir do armazenamento e análise a informações possam redirecionar ou cortar o fluxo de energia </text:span><text:span text:style-name="T114">de uma</text:span><text:span text:style-name="T113"> determinada região.</text:span></text:p>
      <text:p text:style-name="P53"><text:s text:c="2"/></text:p>
      <text:p text:style-name="P27">4. Metodologia</text:p>
      <text:p text:style-name="P20"><text:tab/><text:span text:style-name="T109">Inicialmente será feita uma atualização dos trabalhos relacionados, de modo que os estudantes envolvidos no projeto possam se familiarizar com o tema e encontrar as ferramentas mais comuns que são utilizadas para realizar tais pesquisas. </text:span><text:span text:style-name="T116">Na próxima etapa será criado um cenário Microgrid com fontes de energia renováveis e unidades consumidoras de energia elétrica, sobre a qual o Sistema Multi-Agente atuará o qual será emulado em diversas plataformas de SMA. <text:s/>Será testado também um circuito com processador Raspberry Pi (RASPBERRY) para fins de compara</text:span><text:span text:style-name="T115">ção com o cenário a ser simulado da Microgrid.</text:span><text:span text:style-name="T74"> </text:span></text:p>
      <text:p text:style-name="P20"><text:span text:style-name="T74"><text:tab/></text:span><text:span text:style-name="T116">Tendo sido escolhida uma plataforma e criados diversos cenários </text:span><text:span text:style-name="T117">Microgrid</text:span><text:span text:style-name="T119">, serão criados e testados algoritmos que resolvam os problemas citados, tais como sincronização das diversas </text:span><text:span text:style-name="T120">unidades</text:span><text:span text:style-name="T119"> geradoras de energia renovável, </text:span><text:span text:style-name="T118">e a distribuição balanceada de energia.</text:span></text:p>
      <text:p text:style-name="P31"><text:span text:style-name="T76"><text:tab/>A etapa seguinte ser</text:span><text:span text:style-name="T75">á dedicada a escrita do artigo científico com os resultados do projeto e </text:span><text:soft-page-break/><text:span text:style-name="T75">oferta de um minicurso sobre o assunto </text:span><text:span text:style-name="T76">Simulações por meio de Sistemas Multiagentes</text:span><text:span text:style-name="T75">. Por fim, será elaborado o relatório final dos trabalhos desenvolvidos no projeto.</text:span></text:p>
      <text:p text:style-name="P27"/>
      <text:p text:style-name="P28">5. Resultados Esperados</text:p>
      <text:p text:style-name="P21"><text:span text:style-name="T63"><text:tab/></text:span><text:span text:style-name="T65">Com esta pesquisa espera-se acumular dado</text:span><text:span text:style-name="T64">s que permitam uma tomada de decisão em um sistema real </text:span><text:span text:style-name="T65">e q</text:span><text:span text:style-name="T66">ue sistemas multiagentes sejam eficazes na realização desse estudo</text:span><text:span text:style-name="T63">, </text:span><text:span text:style-name="T65">assim s</text:span><text:span text:style-name="T66">implifica</text:span><text:span text:style-name="T65">ndo</text:span><text:span text:style-name="T66"> e reduzi</text:span><text:span text:style-name="T65">ndo</text:span><text:span text:style-name="T66"> custos na avaliação de sistemas elétricos reais complexos. </text:span><text:span text:style-name="T65">Além disso, a a criação de um modelo computacional permite f</text:span><text:span text:style-name="T67">lexibilidade nos testes de diversos cenários </text:span><text:span text:style-name="T65">para se o</text:span><text:span text:style-name="T68">bter </text:span><text:span text:style-name="T59">know-how </text:span><text:span text:style-name="T68">sobre o assunto.</text:span></text:p>
      <text:p text:style-name="P21"><text:span text:style-name="T65"><text:tab/>Além disso, como o material em português sobre </text:span><text:span text:style-name="T60">Smart Grids </text:span><text:span text:style-name="T65">ainda é escasso e a pesquisa no Brasil é pequena, espera-se elaborar materal a ser disponibilizado p</text:span><text:span text:style-name="T69">ara a comunidade científica.</text:span></text:p>
      <text:p text:style-name="P54"/>
      <text:p text:style-name="P29">6. Referências Bibliográficas</text:p>
      <text:p text:style-name="P13"><text:span text:style-name="T44"><text:tab/></text:span><text:span text:style-name="T11">HÜBNER, J. F. </text:span><text:span text:style-name="T13">Introdução ao Desenvolvimento de Sistemas Multiagentes com </text:span><text:span text:style-name="T18">Jason</text:span><text:span text:style-name="T40">. </text:span><text:span text:style-name="T34">Blumenau, SC. 2006.</text:span></text:p>
      <text:p text:style-name="P13"><text:span text:style-name="T34"><text:tab/>FONSECA, M. L. </text:span><text:span text:style-name="T40">Proposta de Uma Arquitetura Multiagente para </text:span><text:span text:style-name="T18">Smart Grids. </text:span><text:span text:style-name="T34">Porto Alegre, RS. 2012. </text:span></text:p>
      <text:p text:style-name="P13"><text:span text:style-name="T44"><text:tab/></text:span><text:span text:style-name="T11">SARAIVA, F. </text:span><text:span text:style-name="T13">Aplicação de Sistemas Multiagentes Distribuidos para Gerenciameto de Sistemas de Distribuição tipo </text:span><text:span text:style-name="T18">Smart Grids. </text:span><text:span text:style-name="T34">São Carlos, SP. 2012.</text:span></text:p>
      <text:p text:style-name="P14"><text:span text:style-name="T41"><text:tab/></text:span><text:span text:style-name="T42">CARVALHO FILHO, J. M. </text:span><text:span text:style-name="T19">Smart Grids: </text:span><text:span text:style-name="T42">Uma visão geral com enfoque em condicionamento e qualidade de energia elétrica. Itajubá, SC. 2014</text:span></text:p>
      <text:p text:style-name="P30"><text:tab/><text:span text:style-name="T70">PÉRES, V. </text:span><text:span text:style-name="T61">Smart Grid: </text:span><text:span text:style-name="T70">Uma possiblidade para a distribuição elétrica brasileira. Salvador, BA. 2014.</text:span></text:p>
      <text:p text:style-name="P30"><text:tab/><text:span text:style-name="T108">PAULI, A. </text:span><text:span text:style-name="T62">Smart Grid: </text:span><text:span text:style-name="T108">O modelo brasileiro. Brasília, DF. 2012.</text:span></text:p>
      <text:p text:style-name="P30"><text:tab/><text:span text:style-name="T70">FRACARI, F. </text:span><text:span text:style-name="T61">Smart Grid: </text:span><text:span text:style-name="T70">Uma nova forma de controle de Energia Elétrica. Farroupilha, RS. 2015.</text:span></text:p>
      <text:p text:style-name="P8"><text:span text:style-name="T57"><text:tab/></text:span><text:span text:style-name="T58">LEMMON, M. D. </text:span><text:span text:style-name="T77">An Intelligent Distributed Control Architecture for Microgrids. </text:span><text:span text:style-name="T78">Unive</text:span><text:span text:style-name="T79">rsity of Notre Dame, EUA. 2010. </text:span></text:p>
      <text:p text:style-name="P9"><text:span text:style-name="T78"><text:tab/></text:span><text:span text:style-name="T80">M. PIPATTANASOMPORN, H. F. S. R. </text:span><text:span text:style-name="T106">Multi-Agent Systems in a Distributed Smart Grid: Design and Implementation</text:span><text:span text:style-name="T81">. Seat</text:span><text:span text:style-name="T107">t</text:span><text:span text:style-name="T81">le, USA. 2009. </text:span></text:p>
      <text:p text:style-name="P32"><text:tab/><text:span text:style-name="T72">J. GOMEZ-SANZ, S. </text:span>Reviewing Microgrids from a Multi-Agent Systems Perspective. Energies, <text:span text:style-name="T72">2014.</text:span></text:p>
      <text:p text:style-name="P32"><text:tab/><text:span text:style-name="T72">JADE.</text:span> Jade - Java Agent DEvelopment Framework. <text:span text:style-name="T121">http://jade.cselt.it/</text:span><text:span text:style-name="T72">. Acesso: </text:span><text:span text:style-name="T73">Abril 2016</text:span><text:span text:style-name="T72">.</text:span></text:p>
      <text:p text:style-name="P30"/>
      <text:p text:style-name="P30"/>
      <text:p text:style-name="P30"/>
      <text:p text:style-name="P30"/>
      <text:p text:style-name="P25"><text:soft-page-break/><text:span text:style-name="T8">7. Cronograma de Execução do Projeto</text:span><text:tab/></text:p>
      <table:table table:name="Execução" table:style-name="Execução">
        <table:table-column table:style-name="Execução.A"/>
        <table:table-column table:style-name="Execução.B" table:number-columns-repeated="12"/>
        <table:table-column table:style-name="Execução.N"/>
        <table:table-row>
          <table:table-cell table:style-name="Execução.A1" table:number-rows-spanned="3" office:value-type="string">
            <text:p text:style-name="P51">ATVIVIDADES/PLANO DE TRABALHO</text:p>
          </table:table-cell>
          <table:table-cell table:style-name="Execução.A1" table:number-columns-spanned="12" office:value-type="string">
            <text:p text:style-name="P51">DESENVOLVIMENTO DO PROJE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Execução.N1" table:number-rows-spanned="3" office:value-type="string">
            <text:p text:style-name="P51">EXECUÇÃO</text:p>
          </table:table-cell>
        </table:table-row>
        <table:table-row>
          <table:covered-table-cell/>
          <table:table-cell table:style-name="Execução.B2" table:number-columns-spanned="12" office:value-type="string">
            <text:p text:style-name="P51">MES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Execução.B2" office:value-type="string">
            <text:p text:style-name="P51">1</text:p>
          </table:table-cell>
          <table:table-cell table:style-name="Execução.B2" office:value-type="string">
            <text:p text:style-name="P38">2</text:p>
          </table:table-cell>
          <table:table-cell table:style-name="Execução.B2" office:value-type="string">
            <text:p text:style-name="P38">3</text:p>
          </table:table-cell>
          <table:table-cell table:style-name="Execução.B2" office:value-type="string">
            <text:p text:style-name="P38">4</text:p>
          </table:table-cell>
          <table:table-cell table:style-name="Execução.B2" office:value-type="string">
            <text:p text:style-name="P38">5</text:p>
          </table:table-cell>
          <table:table-cell table:style-name="Execução.B2" office:value-type="string">
            <text:p text:style-name="P38">6</text:p>
          </table:table-cell>
          <table:table-cell table:style-name="Execução.B2" office:value-type="string">
            <text:p text:style-name="P38">7</text:p>
          </table:table-cell>
          <table:table-cell table:style-name="Execução.B2" office:value-type="string">
            <text:p text:style-name="P38">8</text:p>
          </table:table-cell>
          <table:table-cell table:style-name="Execução.B2" office:value-type="string">
            <text:p text:style-name="P38">9</text:p>
          </table:table-cell>
          <table:table-cell table:style-name="Execução.B2" office:value-type="string">
            <text:p text:style-name="P38">10</text:p>
          </table:table-cell>
          <table:table-cell table:style-name="Execução.B2" office:value-type="string">
            <text:p text:style-name="P38">11</text:p>
          </table:table-cell>
          <table:table-cell table:style-name="Execução.B2" office:value-type="string">
            <text:p text:style-name="P38">12</text:p>
          </table:table-cell>
          <table:covered-table-cell/>
        </table:table-row>
        <table:table-row>
          <table:table-cell table:style-name="Execução.B2" office:value-type="string">
            <text:p text:style-name="P49">Atualização do Estado da Arte</text:p>
            <text:p text:style-name="P47"/>
          </table:table-cell>
          <table:table-cell table:style-name="Execução.B2" office:value-type="string">
            <text:p text:style-name="P49">X</text:p>
          </table:table-cell>
          <table:table-cell table:style-name="Execução.B2" office:value-type="string">
            <text:p text:style-name="P40">X</text:p>
          </table:table-cell>
          <table:table-cell table:style-name="Execução.B2" office:value-type="string">
            <text:p text:style-name="P40">X</text:p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N4" office:value-type="string">
            <text:p text:style-name="P46">Bolsista</text:p>
          </table:table-cell>
        </table:table-row>
        <table:table-row>
          <table:table-cell table:style-name="Execução.B2" office:value-type="string">
            <text:p text:style-name="P45">Apresentação oral do levantamento bibliográfico</text:p>
          </table:table-cell>
          <table:table-cell table:style-name="Execução.B2" office:value-type="string">
            <text:p text:style-name="P47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40">X</text:p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N4" office:value-type="string">
            <text:p text:style-name="P45">Bolsista</text:p>
          </table:table-cell>
        </table:table-row>
        <table:table-row>
          <table:table-cell table:style-name="Execução.B2" office:value-type="string">
            <text:p text:style-name="P49">Montagem do Cenário de Microgrid</text:p>
            <text:p text:style-name="P49"/>
          </table:table-cell>
          <table:table-cell table:style-name="Execução.B2" office:value-type="string">
            <text:p text:style-name="P47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40">X</text:p>
          </table:table-cell>
          <table:table-cell table:style-name="Execução.B2" office:value-type="string">
            <text:p text:style-name="P40">X</text:p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N4" office:value-type="string">
            <text:p text:style-name="P46">Bolsista</text:p>
          </table:table-cell>
        </table:table-row>
        <table:table-row>
          <table:table-cell table:style-name="Execução.B2" office:value-type="string">
            <text:p text:style-name="P48"><text:span text:style-name="T122">Desenvolvimento e avaliação de algoritmos </text:span><text:span text:style-name="T71">asseguração estabilidade</text:span></text:p>
          </table:table-cell>
          <table:table-cell table:style-name="Execução.B2" office:value-type="string">
            <text:p text:style-name="P47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43">X</text:p>
          </table:table-cell>
          <table:table-cell table:style-name="Execução.B2" office:value-type="string">
            <text:p text:style-name="P43">X</text:p>
          </table:table-cell>
          <table:table-cell table:style-name="Execução.B2" office:value-type="string">
            <text:p text:style-name="P43">X</text:p>
          </table:table-cell>
          <table:table-cell table:style-name="Execução.B2" office:value-type="string">
            <text:p text:style-name="P43">X</text:p>
          </table:table-cell>
          <table:table-cell table:style-name="Execução.B2" office:value-type="string">
            <text:p text:style-name="P43">X</text:p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N4" office:value-type="string">
            <text:p text:style-name="P46">Bolsista</text:p>
          </table:table-cell>
        </table:table-row>
        <table:table-row>
          <table:table-cell table:style-name="Execução.B2" office:value-type="string">
            <text:p text:style-name="P50">Relatório Parcial</text:p>
            <text:p text:style-name="P47"/>
          </table:table-cell>
          <table:table-cell table:style-name="Execução.B2" office:value-type="string">
            <text:p text:style-name="P47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42">X</text:p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N4" office:value-type="string">
            <text:p text:style-name="P46">Bolsista e Orientador</text:p>
          </table:table-cell>
        </table:table-row>
        <table:table-row>
          <table:table-cell table:style-name="Execução.B2" office:value-type="string">
            <text:p text:style-name="P45">Elaboração do artigo científico com os resultados obtidos</text:p>
          </table:table-cell>
          <table:table-cell table:style-name="Execução.B2" office:value-type="string">
            <text:p text:style-name="P47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40">X</text:p>
          </table:table-cell>
          <table:table-cell table:style-name="Execução.B2" office:value-type="string">
            <text:p text:style-name="P40">X</text:p>
          </table:table-cell>
          <table:table-cell table:style-name="Execução.B2" office:value-type="string">
            <text:p text:style-name="P40">X</text:p>
          </table:table-cell>
          <table:table-cell table:style-name="Execução.B2" office:value-type="string">
            <text:p text:style-name="P40">X</text:p>
          </table:table-cell>
          <table:table-cell table:style-name="Execução.B2" office:value-type="string">
            <text:p text:style-name="P40">X</text:p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N4" office:value-type="string">
            <text:p text:style-name="P45">Bolsista e Orientador</text:p>
          </table:table-cell>
        </table:table-row>
        <table:table-row>
          <table:table-cell table:style-name="Execução.B2" office:value-type="string">
            <text:p text:style-name="P49">Minicurso sobre Simulações por Meio de Sistemas Multiagentes</text:p>
          </table:table-cell>
          <table:table-cell table:style-name="Execução.B2" office:value-type="string">
            <text:p text:style-name="P47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41">X</text:p>
          </table:table-cell>
          <table:table-cell table:style-name="Execução.B2" office:value-type="string">
            <text:p text:style-name="P41">X</text:p>
          </table:table-cell>
          <table:table-cell table:style-name="Execução.N4" office:value-type="string">
            <text:p text:style-name="P46">Bolsista</text:p>
          </table:table-cell>
        </table:table-row>
        <table:table-row>
          <table:table-cell table:style-name="Execução.B2" office:value-type="string">
            <text:p text:style-name="P45">Relatório Final</text:p>
          </table:table-cell>
          <table:table-cell table:style-name="Execução.B2" office:value-type="string">
            <text:p text:style-name="P47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39"/>
          </table:table-cell>
          <table:table-cell table:style-name="Execução.B2" office:value-type="string">
            <text:p text:style-name="P41"/>
          </table:table-cell>
          <table:table-cell table:style-name="Execução.B2" office:value-type="string">
            <text:p text:style-name="P41">X</text:p>
          </table:table-cell>
          <table:table-cell table:style-name="Execução.B2" office:value-type="string">
            <text:p text:style-name="P41">X</text:p>
          </table:table-cell>
          <table:table-cell table:style-name="Execução.N4" office:value-type="string">
            <text:p text:style-name="P45">Bolsista e Orientador</text:p>
          </table:table-cell>
        </table:table-row>
      </table:table>
      <text:p text:style-name="P25"/>
      <text:p text:style-name="P27">8. Planilha de Custos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2" svg:font-family="'Times New Roman'"/>
    <style:font-face style:name="Times" svg:font-family="Times" style:font-family-generic="roman"/>
    <style:font-face style:name="Times New Roman1" svg:font-family="'Times New Roman'" style:font-family-generic="roman"/>
    <style:font-face style:name="times" svg:font-family="times" style:font-family-generic="roman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ítulo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orpo_20_de_20_texto" style:display-name="Corpo de texto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Lista" style:family="paragraph" style:parent-style-name="Corpo_20_de_20_texto" style:default-outline-level="">
      <style:text-properties style:font-name-complex="Mangal" style:font-family-complex="Mangal" style:font-family-generic-complex="system" style:font-pitch-complex="variable"/>
    </style:style>
    <style:style style:name="Legenda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Default" style:family="paragraph" style:default-outline-level="">
      <style:paragraph-properties fo:text-align="start" style:justify-single-word="false" fo:orphans="0" fo:widows="0" style:writing-mode="lr-tb"/>
      <style:text-properties fo:color="#000000" style:font-name="Arial" fo:font-family="Arial" style:font-family-generic="roman" style:font-pitch="variable" fo:font-size="12pt" fo:language="pt" fo:country="BR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Cabeçalho" style:family="paragraph" style:parent-style-name="Standard" style:default-outline-level=""/>
    <style:style style:name="Rodapé" style:family="paragraph" style:parent-style-name="Standard" style:default-outline-level=""/>
    <style:style style:name="Texto_20_préformatado" style:display-name="Texto préformatado" style:family="paragraph" style:parent-style-name="Standard" style:default-outline-level=""/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Heading_20_2" style:display-name="Heading 2" style:family="paragraph" style:parent-style-name="Heading" style:class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Default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/>
    </style:style>
    <style:style style:name="MP4" style:family="paragraph" style:parent-style-name="Standard">
      <style:paragraph-properties fo:text-align="center" style:justify-single-word="false"/>
      <style:text-properties style:font-name="Times New Roman" fo:background-color="transparent"/>
    </style:style>
    <style:style style:name="MT1" style:family="text">
      <style:text-properties fo:font-size="11pt" fo:font-weight="bold" style:font-size-asian="11pt" style:font-weight-asian="bold"/>
    </style:style>
    <style:style style:name="MT2" style:family="text">
      <style:text-properties style:text-position="super 58%" style:font-name="Times New Roman"/>
    </style:style>
    <style:style style:name="MT3" style:family="text">
      <style:text-properties style:font-name="Times New Roma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1" style:layout-grid-base-height="0.423cm" style:layout-grid-ruby-height="0.127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19cm" fo:margin-left="0cm" fo:margin-right="0cm" fo:margin-bottom="1.819cm" style:dynamic-spacing="true"/>
      </style:header-style>
      <style:footer-style>
        <style:header-footer-properties fo:min-height="0.991cm" fo:margin-left="0cm" fo:margin-right="0cm" fo:margin-top="0.891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text:s/><text:span text:style-name="MT1">INSTITUTO FEDERAL DE EDUCAÇÃO, CIÊNCIA E TECNOLOGIA DE MATO GROSSO</text:span></text:p>
        <text:p text:style-name="MP3"><text:s/>PRÓ-REITORIA DE PESQUISA E INOVAÇÃO DIRETORIA DE PESQUISA E INOVAÇÃO </text:p>
      </style:header>
      <style:header-first>
        <text:p text:style-name="MP1"/>
        <text:p text:style-name="MP2"><text:s/><text:span text:style-name="MT1">INSTITUTO FEDERAL DE EDUCAÇÃO, CIÊNCIA E TECNOLOGIA DE MATO GROSSO</text:span></text:p>
        <text:p text:style-name="MP3"><text:s/>PRÓ-REITORIA DE PESQUISA E INOVAÇÃO DIRETORIA DE PESQUISA E INOVAÇÃO </text:p>
      </style:header-first>
      <style:footer>
        <text:p text:style-name="MP4"><text:page-number text:select-page="current">5</text:page-number></text:p>
      </style:footer>
      <style:footer-first>
        <text:p text:style-name="Standard"><text:span text:style-name="MT2">1</text:span><text:span text:style-name="MT3"> Pesquisador/Coordenador do Projeto.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5:13:00</meta:creation-date>
    <meta:initial-creator>valquiria</meta:initial-creator>
    <dc:language>pt-BR</dc:language>
    <dc:date>2016-04-29T10:18:18.342036384</dc:date>
    <meta:editing-cycles>44</meta:editing-cycles>
    <meta:editing-duration>PT2H26M6S</meta:editing-duration>
    <meta:generator>LibreOffice/5.1.2.2.0$Linux_X86_64 LibreOffice_project/10m0$Build-2</meta:generator>
    <meta:document-statistic meta:table-count="1" meta:image-count="0" meta:object-count="0" meta:page-count="5" meta:paragraph-count="111" meta:word-count="1580" meta:character-count="10467" meta:non-whitespace-character-count="8902"/>
  </office:meta>
</office:document-meta>
</file>